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2f4" officeooo:paragraph-rsid="0008f2f4"/>
    </style:style>
    <style:style style:name="P2" style:family="paragraph" style:parent-style-name="Standard">
      <style:text-properties officeooo:rsid="000aeef8" officeooo:paragraph-rsid="000ae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phone:检查手机号</text:p>
      <text:p text:style-name="P1"/>
      <text:p text:style-name="P2">3000: 正确代码[一下逐次加1,下不赘述]</text:p>
      <text:p text:style-name="P2">3001:手机号已经被注册</text:p>
      <text:p text:style-name="P2">3002:手机号码格式错误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1:23:59.748872255</meta:creation-date>
    <dc:date>2016-09-09T11:51:44.765364377</dc:date>
    <meta:editing-duration>PT12M34S</meta:editing-duration>
    <meta:editing-cycles>1</meta:editing-cycles>
    <meta:document-statistic meta:table-count="0" meta:image-count="0" meta:object-count="0" meta:page-count="1" meta:paragraph-count="4" meta:word-count="41" meta:character-count="65" meta:non-whitespace-character-count="64"/>
    <meta:generator>LibreOffice/4.2.8.2$Linux_X86_64 LibreOffice_project/420m0$Build-2</meta:generator>
  </office:meta>
</office:document-meta>
</file>